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C3DA6E47EFA0478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155cm, 3.19cm, 29.802cm, 9.79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899cm" svg:height="11.186cm" svg:x="1.401cm" svg:y="0.601cm">
          <draw:image xlink:href="Pictures/1000000000000BD000000FC0C3DA6E47EFA0478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1T15:33:09.947833122</dc:date>
    <meta:editing-duration>PT13M42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